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line-height="200%"/>
    </style:style>
    <style:style style:name="P2" style:family="paragraph" style:parent-style-name="normal">
      <style:paragraph-properties fo:line-height="200%" fo:text-align="end" style:justify-single-word="false"/>
    </style:style>
    <style:style style:name="P3" style:family="paragraph" style:parent-style-name="normal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normal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normal">
      <style:paragraph-properties fo:text-align="justify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normal">
      <style:text-properties fo:font-size="10pt" style:font-size-asian="10pt" style:font-size-complex="10pt"/>
    </style:style>
    <style:style style:name="P7" style:family="paragraph" style:parent-style-name="normal">
      <style:text-properties fo:font-size="10pt" fo:font-style="italic" officeooo:rsid="000cd79a" officeooo:paragraph-rsid="000cd79a" style:font-size-asian="10pt" style:font-style-asian="italic" style:font-size-complex="10pt"/>
    </style:style>
    <style:style style:name="P8" style:family="paragraph" style:parent-style-name="normal">
      <style:paragraph-properties fo:text-align="end" style:justify-single-word="false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paragraph-properties fo:margin-left="0.635cm" fo:margin-right="0cm" fo:text-indent="0cm" style:auto-text-indent="false"/>
    </style:style>
    <style:style style:name="P11" style:family="paragraph" style:parent-style-name="normal">
      <style:paragraph-properties fo:margin-left="0.635cm" fo:margin-right="0cm" fo:text-align="justify" style:justify-single-word="false" fo:text-indent="0cm" style:auto-text-indent="false"/>
    </style:style>
    <style:style style:name="P12" style:family="paragraph" style:parent-style-name="normal">
      <style:paragraph-properties fo:margin-left="0.635cm" fo:margin-right="0cm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normal">
      <style:paragraph-properties fo:margin-left="0.635cm" fo:margin-right="0cm" fo:text-align="justify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normal">
      <style:paragraph-properties fo:margin-left="0.635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P15" style:family="paragraph" style:parent-style-name="normal">
      <style:paragraph-properties fo:margin-left="0.635cm" fo:margin-right="0cm" fo:text-align="justify" style:justify-single-word="false" fo:text-indent="0cm" style:auto-text-indent="false"/>
      <style:text-properties fo:font-size="10pt" fo:font-style="italic" style:font-size-asian="10pt" style:font-style-asian="italic" style:font-size-complex="10pt"/>
    </style:style>
    <style:style style:name="P16" style:family="paragraph" style:parent-style-name="normal">
      <style:paragraph-properties fo:margin-left="0.635cm" fo:margin-right="0cm" fo:text-indent="0cm" style:auto-text-indent="false"/>
      <style:text-properties fo:font-size="10pt" style:font-size-asian="10pt" style:font-size-complex="10pt"/>
    </style:style>
    <style:style style:name="P17" style:family="paragraph" style:parent-style-name="normal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18" style:family="paragraph" style:parent-style-name="normal">
      <loext:graphic-properties draw:fill="none" draw:fill-color="#ffffff"/>
      <style:paragraph-properties fo:margin-left="0.635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style:font-name="Liberation Serif" fo:font-size="9pt" style:text-underline-style="solid" style:text-underline-width="auto" style:text-underline-color="font-color" style:font-name-asian="Liberation Serif1" style:font-size-asian="9pt" style:font-name-complex="Liberation Serif1" style:font-size-complex="9pt"/>
    </style:style>
    <style:style style:name="P19" style:family="paragraph" style:parent-style-name="normal">
      <loext:graphic-properties draw:fill="none" draw:fill-color="#ffffff"/>
      <style:paragraph-properties fo:margin-left="0.635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/>
      <style:text-properties style:font-name="Liberation Serif" fo:font-size="9pt" style:text-underline-style="solid" style:text-underline-width="auto" style:text-underline-color="font-color" style:font-name-asian="Liberation Serif1" style:font-size-asian="9pt" style:font-name-complex="Liberation Serif1" style:font-size-complex="9pt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 style:master-page-name="Standard">
      <style:paragraph-properties fo:line-height="115%" fo:orphans="0" fo:widows="0" style:page-number="1"/>
    </style:style>
    <style:style style:name="P22" style:family="paragraph" style:parent-style-name="normal">
      <style:paragraph-properties fo:line-height="115%" fo:orphans="0" fo:widows="0"/>
    </style:style>
    <style:style style:name="P23" style:family="paragraph" style:parent-style-name="normal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24" style:family="paragraph" style:parent-style-name="normal" style:list-style-name="WWNum1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ba7b8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0ba7b8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0" style:family="text">
      <style:text-properties fo:color="#4e9a06" fo:font-size="10pt" style:text-underline-style="solid" style:text-underline-width="auto" style:text-underline-color="font-color" fo:font-weight="bold" style:font-size-asian="10pt" style:font-size-complex="10pt"/>
    </style:style>
    <style:style style:name="T11" style:family="text">
      <style:text-properties fo:color="#4e9a06" fo:font-weight="bold"/>
    </style:style>
    <style:style style:name="T12" style:family="text">
      <style:text-properties fo:color="#3465a4" fo:font-size="10pt" style:text-underline-style="solid" style:text-underline-width="auto" style:text-underline-color="font-color" fo:font-weight="bold" style:font-size-asian="10pt" style:font-size-complex="10pt"/>
    </style:style>
    <style:style style:name="T13" style:family="text">
      <style:text-properties fo:color="#3465a4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0">isitmuse@isitmuse</text:span><text:span text:style-name="T5">:</text:span><text:span text:style-name="T12">~/lab/k4</text:span><text:span text:style-name="T5">$ cat headk4.txt </text:span></text:p>
      <text:p text:style-name="Preformatted_20_Text"><text:s text:c="2"/>_._ <text:s text:c="4"/>_,-'""`-._</text:p>
      <text:p text:style-name="Preformatted_20_Text"><text:s/>(,-.`._,'( <text:s text:c="6"/>|\`-/|</text:p>
      <text:p text:style-name="Preformatted_20_Text"><text:s text:c="5"/>`-.-' \ )-`( , o o)</text:p>
      <text:p text:style-name="Preformatted_20_Text"><text:s text:c="11"/>`- <text:s text:c="3"/>\`_`"'-</text:p>
      <text:p text:style-name="Preformatted_20_Text">_____________________________</text:p>
      <text:p text:style-name="Preformatted_20_Text">|||||КУРСОВАЯ <text:s/>РАБОТА №4|||||</text:p>
      <text:p text:style-name="Preformatted_20_Text">|||||ПРОЦЕДУРЫ И ФУНКЦИИ|||||</text:p>
      <text:p text:style-name="Preformatted_20_Text">||||В КАЧЕСТВЕ ПАРАМЕТРОВ||||</text:p>
      <text:p text:style-name="Preformatted_20_Text">|||ВЫПОЛНИЛ СТУДЕНТ ГРУППЫ|||</text:p>
      <text:p text:style-name="Preformatted_20_Text">|||М8О-105Б-21 КОЗЛОВ ЕГОР|||</text:p>
      <text:p text:style-name="Preformatted_20_Text">\\\\\\\\\\\\\\|//////////////</text:p>
      <text:p text:style-name="Preformatted_20_Text"><text:span text:style-name="T11">isitmuse@isitmuse</text:span>:<text:span text:style-name="T13">~/lab/k4</text:span>$ cat funcs.h </text:p>
      <text:p text:style-name="Preformatted_20_Text">#include &lt;stdio.h&gt;</text:p>
      <text:p text:style-name="Preformatted_20_Text">#include &lt;math.h&gt;</text:p>
      <text:p text:style-name="Preformatted_20_Text"><text:s/></text:p>
      <text:p text:style-name="Preformatted_20_Text">const double eps = 0.0000001;</text:p>
      <text:p text:style-name="Preformatted_20_Text"><text:s/></text:p>
      <text:p text:style-name="Preformatted_20_Text"><text:s/></text:p>
      <text:p text:style-name="Preformatted_20_Text">double f1(double x) {</text:p>
      <text:p text:style-name="Preformatted_20_Text"><text:s text:c="4"/>return 2 * x * sin(x) - cos(x);</text:p>
      <text:p text:style-name="Preformatted_20_Text">}</text:p>
      <text:p text:style-name="Preformatted_20_Text"><text:s/></text:p>
      <text:p text:style-name="Preformatted_20_Text">double F1(double x) {</text:p>
      <text:p text:style-name="Preformatted_20_Text"><text:s text:c="4"/>return (1 / tan(x)) / 2;</text:p>
      <text:p text:style-name="Preformatted_20_Text">}</text:p>
      <text:p text:style-name="Preformatted_20_Text"><text:s/></text:p>
      <text:p text:style-name="Preformatted_20_Text">double Fp1(double x) {</text:p>
      <text:p text:style-name="Preformatted_20_Text"><text:s text:c="4"/>return 3 * sin(x) + 2 * x * cos(x);</text:p>
      <text:p text:style-name="Preformatted_20_Text">}</text:p>
      <text:p text:style-name="Preformatted_20_Text"><text:s/></text:p>
      <text:p text:style-name="Preformatted_20_Text">double f2(double x) {</text:p>
      <text:p text:style-name="Preformatted_20_Text"><text:s text:c="4"/>return 0.5+atan(sqrt(x))-x;</text:p>
      <text:p text:style-name="Preformatted_20_Text">}</text:p>
      <text:p text:style-name="Preformatted_20_Text"><text:s/></text:p>
      <text:p text:style-name="Preformatted_20_Text">double F2(double x) {</text:p>
      <text:p text:style-name="Preformatted_20_Text"><text:s text:c="4"/>return 0.5+atan(sqrt(x));</text:p>
      <text:p text:style-name="Preformatted_20_Text">}</text:p>
      <text:p text:style-name="Preformatted_20_Text"><text:s/></text:p>
      <text:p text:style-name="Preformatted_20_Text">double Fp2(double x) {</text:p>
      <text:p text:style-name="Preformatted_20_Text"><text:s text:c="4"/>return 1/(1+x)-1;</text:p>
      <text:p text:style-name="Preformatted_20_Text">}</text:p>
      <text:p text:style-name="Preformatted_20_Text"><text:s/></text:p>
      <text:p text:style-name="Preformatted_20_Text">double f3(double x) {</text:p>
      <text:p text:style-name="Preformatted_20_Text"><text:s text:c="4"/>return 4 * cos(x * sin(x)) + exp(x) + 5 * x;</text:p>
      <text:p text:style-name="Preformatted_20_Text">}</text:p>
      <text:p text:style-name="Preformatted_20_Text"><text:s/></text:p>
      <text:p text:style-name="Preformatted_20_Text">double F3(double x) {</text:p>
      <text:p text:style-name="Preformatted_20_Text"><text:s text:c="4"/>return (-exp(x) - 4 * cos(x * sin(x))) / 5;</text:p>
      <text:p text:style-name="Preformatted_20_Text">}</text:p>
      <text:p text:style-name="Preformatted_20_Text"><text:s/></text:p>
      <text:p text:style-name="Preformatted_20_Text">double Fp3(double x) {</text:p>
      <text:p text:style-name="Preformatted_20_Text"><text:s text:c="4"/>return -4 * sin(x * sin(x)) * (sin(x) + x * cos(x)) + exp(x) + 5;</text:p>
      <text:p text:style-name="Preformatted_20_Text">}</text:p>
      <text:p text:style-name="Preformatted_20_Text"><text:s/></text:p>
      <text:p text:style-name="Preformatted_20_Text">double dichotomy(double f(double), double a, double b) {</text:p>
      <text:p text:style-name="Preformatted_20_Text"><text:s text:c="4"/>double prevX = b, x = (a + b) / 2.;</text:p>
      <text:p text:style-name="Preformatted_20_Text"><text:s text:c="4"/>while (fabs(prevX - x) &gt; eps) {</text:p>
      <text:p text:style-name="Preformatted_20_Text"><text:s text:c="8"/>if (f(x) * f(a) &gt; 0)</text:p>
      <text:p text:style-name="Preformatted_20_Text"><text:s text:c="12"/>a = x;</text:p>
      <text:p text:style-name="Preformatted_20_Text"><text:s text:c="8"/>else</text:p>
      <text:p text:style-name="Preformatted_20_Text"><text:s text:c="12"/>b = x;</text:p>
      <text:p text:style-name="Preformatted_20_Text"><text:s text:c="8"/>prevX = x;</text:p>
      <text:p text:style-name="Preformatted_20_Text"><text:s text:c="8"/>x = (a + b) / 2.;</text:p>
      <text:p text:style-name="Preformatted_20_Text"><text:s text:c="4"/>}</text:p>
      <text:p text:style-name="Preformatted_20_Text"><text:soft-page-break/><text:s text:c="4"/>return x;</text:p>
      <text:p text:style-name="Preformatted_20_Text">}</text:p>
      <text:p text:style-name="Preformatted_20_Text"><text:s/></text:p>
      <text:p text:style-name="Preformatted_20_Text">double iteration(double f(double), double a, double b) {</text:p>
      <text:p text:style-name="Preformatted_20_Text"><text:s text:c="4"/>double prevX = (a + b) / 2., x = f(prevX);</text:p>
      <text:p text:style-name="Preformatted_20_Text"><text:s text:c="4"/>while (fabs(x - prevX) &gt; eps) {</text:p>
      <text:p text:style-name="Preformatted_20_Text"><text:s text:c="8"/>prevX = x;</text:p>
      <text:p text:style-name="Preformatted_20_Text"><text:s text:c="8"/>x = f(x);</text:p>
      <text:p text:style-name="Preformatted_20_Text"><text:s text:c="4"/>}</text:p>
      <text:p text:style-name="Preformatted_20_Text"><text:s text:c="4"/>return x;</text:p>
      <text:p text:style-name="Preformatted_20_Text">}</text:p>
      <text:p text:style-name="Preformatted_20_Text"><text:s/></text:p>
      <text:p text:style-name="Preformatted_20_Text">double tangent(double f(double), double F(double), double a, double b) {</text:p>
      <text:p text:style-name="Preformatted_20_Text"><text:s text:c="4"/>double prevX = (a + b / 2.), x = prevX - f(prevX) / F(prevX);</text:p>
      <text:p text:style-name="Preformatted_20_Text"><text:s text:c="4"/>while (fabs(prevX - x) &gt; eps) {</text:p>
      <text:p text:style-name="Preformatted_20_Text"><text:s text:c="8"/>prevX = x;</text:p>
      <text:p text:style-name="Preformatted_20_Text"><text:s text:c="8"/>x = prevX - f(prevX) / F(prevX);</text:p>
      <text:p text:style-name="Preformatted_20_Text"><text:s text:c="4"/>}</text:p>
      <text:p text:style-name="Preformatted_20_Text"><text:s text:c="4"/>return x;</text:p>
      <text:p text:style-name="Preformatted_20_Text">}</text:p>
      <text:p text:style-name="Preformatted_20_Text"><text:s/></text:p>
      <text:p text:style-name="Preformatted_20_Text">double chord(double f(double), double a, double b) {</text:p>
      <text:p text:style-name="Preformatted_20_Text"><text:s text:c="4"/>double prevX = b, ya = f(a), yb = f(b);</text:p>
      <text:p text:style-name="Preformatted_20_Text"><text:s text:c="4"/>double x = (ya * b - yb * a) / (ya - yb);</text:p>
      <text:p text:style-name="Preformatted_20_Text"><text:s text:c="4"/>while (fabs(prevX - x) &gt; eps) {</text:p>
      <text:p text:style-name="Preformatted_20_Text"><text:s text:c="8"/>if (ya * f(x) &gt; 0)</text:p>
      <text:p text:style-name="Preformatted_20_Text"><text:s text:c="12"/>a = x;</text:p>
      <text:p text:style-name="Preformatted_20_Text"><text:s text:c="8"/>else</text:p>
      <text:p text:style-name="Preformatted_20_Text"><text:s text:c="12"/>b = x;</text:p>
      <text:p text:style-name="Preformatted_20_Text"><text:s text:c="8"/>ya = f(a), yb = f(b);</text:p>
      <text:p text:style-name="Preformatted_20_Text"><text:s text:c="8"/>prevX = x;</text:p>
      <text:p text:style-name="Preformatted_20_Text"><text:s text:c="8"/>x = (ya * b - yb * a) / (ya - yb);</text:p>
      <text:p text:style-name="Preformatted_20_Text"><text:s text:c="4"/>}</text:p>
      <text:p text:style-name="Preformatted_20_Text"><text:s text:c="4"/>return x;</text:p>
      <text:p text:style-name="Preformatted_20_Text">}</text:p>
      <text:p text:style-name="Preformatted_20_Text"><text:span text:style-name="T11">isitmuse@isitmuse</text:span>:<text:span text:style-name="T13">~/lab/k4</text:span>$ cat kp4.c </text:p>
      <text:p text:style-name="Preformatted_20_Text">#include &lt;stdio.h&gt;</text:p>
      <text:p text:style-name="Preformatted_20_Text">#include "funcs.h"</text:p>
      <text:p text:style-name="Preformatted_20_Text"><text:s/></text:p>
      <text:p text:style-name="Preformatted_20_Text">int main() {</text:p>
      <text:p text:style-name="Preformatted_20_Text"><text:s text:c="4"/>printf("f1 = 2 * x * sin(x) - cos(x) = 0\nf2 = 0.5 + atan(sqrt(x)) - x = 0\nf3 = 4 * cos(x * sin(x)) + exp(x) + 5 * x = 0\n\n");</text:p>
      <text:p text:style-name="Preformatted_20_Text"><text:s text:c="4"/>printf("f1 dichotomy = %.5f\n", dichotomy(f1, 0.4, 1.));</text:p>
      <text:p text:style-name="Preformatted_20_Text"><text:s text:c="4"/>printf("f1 iterations = %.5f\n", iteration(F1, 0.4, 1.));</text:p>
      <text:p text:style-name="Preformatted_20_Text"><text:s text:c="4"/>printf("f1 tangent = %.5f\n", tangent(f1, Fp1, 0.4, 1.));</text:p>
      <text:p text:style-name="Preformatted_20_Text"><text:s text:c="4"/>printf("f1 chord = %.5f\n\n", chord(f1, 0.4, 1.));</text:p>
      <text:p text:style-name="Preformatted_20_Text"><text:s text:c="4"/>printf("f2 dichotomy = %.5f\n", dichotomy(f2, 1., 1.5));</text:p>
      <text:p text:style-name="Preformatted_20_Text"><text:s text:c="4"/>printf("f2 iterations = %.5f\n", iteration(F2, 1., 1.5));</text:p>
      <text:p text:style-name="Preformatted_20_Text"><text:s text:c="4"/>printf("f2 tangent = %.5f\n", tangent(f2, Fp2, 1., 1.5));</text:p>
      <text:p text:style-name="Preformatted_20_Text"><text:s text:c="4"/>printf("f2 chord = %.5f\n\n", chord(f2, 1., 1.5));</text:p>
      <text:p text:style-name="Preformatted_20_Text"><text:s text:c="4"/>printf("f3 dichotomy = %.5f\n", dichotomy(f3, -1., 0.5));</text:p>
      <text:p text:style-name="Preformatted_20_Text"><text:s text:c="4"/>printf("f3 iterations = %.5f\n", iteration(F3, -1., 0.5));</text:p>
      <text:p text:style-name="Preformatted_20_Text"><text:s text:c="4"/>printf("f3 tangent = %.5f\n", tangent(f3, Fp3, -1., 0.5));</text:p>
      <text:p text:style-name="Preformatted_20_Text"><text:s text:c="4"/>printf("f3 chord = %.5f\n\n", chord(f3, -1., 0.5));</text:p>
      <text:p text:style-name="Preformatted_20_Text"><text:s text:c="4"/>return 0;</text:p>
      <text:p text:style-name="Preformatted_20_Text">}</text:p>
      <text:p text:style-name="Preformatted_20_Text"><text:span text:style-name="T11">isitmuse@isitmuse</text:span>:<text:span text:style-name="T13">~/lab/k4</text:span>$ g++ -o kp4 kp4.c</text:p>
      <text:p text:style-name="Preformatted_20_Text"><text:span text:style-name="T11">isitmuse@isitmuse</text:span>:<text:span text:style-name="T13">~/lab/k4</text:span>$ ./kp4</text:p>
      <text:p text:style-name="Preformatted_20_Text">f1 = 2 * x * sin(x) - cos(x) = 0</text:p>
      <text:p text:style-name="Preformatted_20_Text">f2 = 0.5 + atan(sqrt(x)) - x = 0</text:p>
      <text:p text:style-name="Preformatted_20_Text">f3 = 4 * cos(x * sin(x)) + exp(x) + 5 * x = 0</text:p>
      <text:p text:style-name="Preformatted_20_Text"/>
      <text:p text:style-name="Preformatted_20_Text">f1 dichotomy = 0.65327</text:p>
      <text:p text:style-name="Preformatted_20_Text">f1 iterations = -0.65327</text:p>
      <text:p text:style-name="Preformatted_20_Text">f1 tangent = 0.65327</text:p>
      <text:p text:style-name="Preformatted_20_Text">f1 chord = 0.65327</text:p>
      <text:p text:style-name="Preformatted_20_Text"><text:soft-page-break/></text:p>
      <text:p text:style-name="Preformatted_20_Text">f2 dichotomy = 1.36240</text:p>
      <text:p text:style-name="Preformatted_20_Text">f2 iterations = 1.36240</text:p>
      <text:p text:style-name="Preformatted_20_Text">f2 tangent = 1.36240</text:p>
      <text:p text:style-name="Preformatted_20_Text">f2 chord = 1.36240</text:p>
      <text:p text:style-name="Preformatted_20_Text"/>
      <text:p text:style-name="Preformatted_20_Text">f3 dichotomy = -0.77647</text:p>
      <text:p text:style-name="Preformatted_20_Text">f3 iterations = -0.77647</text:p>
      <text:p text:style-name="Preformatted_20_Text">f3 tangent = -0.77647</text:p>
      <text:p text:style-name="Preformatted_20_Text">f3 chord = -0.77647</text:p>
      <text:p text:style-name="Preformatted_20_Text"/>
      <text:p text:style-name="P20"><text:span text:style-name="T11">isitmuse@isitmuse</text:span>:<text:span text:style-name="T13">~/lab/k4</text:span>$ </text:p>
      <text:p text:style-name="P2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9pt" fo:font-weight="bold" style:font-size-asian="9pt" style:font-weight-asian="bold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7T21:22:45.703771557</dc:date>
    <meta:editing-duration>PT14M5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38" meta:word-count="594" meta:character-count="3483" meta:non-whitespace-character-count="2646"/>
  </office:meta>
</office:document-meta>
</file>